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udu Cyryllic" officeooo:rsid="0042569c" officeooo:paragraph-rsid="001bfea4"/>
    </style:style>
    <style:style style:name="P2" style:family="paragraph" style:parent-style-name="Standard">
      <style:text-properties style:font-name="Dudu Cyryllic" officeooo:rsid="003e996e" officeooo:paragraph-rsid="001bfea4"/>
    </style:style>
    <style:style style:name="P3" style:family="paragraph" style:parent-style-name="Standard">
      <style:text-properties officeooo:rsid="003a393c" officeooo:paragraph-rsid="001bfea4"/>
    </style:style>
    <style:style style:name="P4" style:family="paragraph" style:parent-style-name="Standard">
      <style:text-properties style:font-name="Liberation Serif" fo:font-style="italic" officeooo:rsid="003b97ba" officeooo:paragraph-rsid="001bfea4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4fc4f5" officeooo:paragraph-rsid="001bfea4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3d6136" officeooo:paragraph-rsid="001bfea4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3e996e" officeooo:paragraph-rsid="001bfea4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3f45f4" officeooo:paragraph-rsid="001bfea4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414477" officeooo:paragraph-rsid="001bfea4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42569c" officeooo:paragraph-rsid="001bfea4" style:font-style-asian="italic" style:font-style-complex="italic"/>
    </style:style>
    <style:style style:name="P11" style:family="paragraph" style:parent-style-name="Standard">
      <style:text-properties officeooo:rsid="003e996e" officeooo:paragraph-rsid="001bfea4"/>
    </style:style>
    <style:style style:name="P12" style:family="paragraph" style:parent-style-name="Standard">
      <style:text-properties officeooo:rsid="003f45f4" officeooo:paragraph-rsid="001bfea4"/>
    </style:style>
    <style:style style:name="P13" style:family="paragraph" style:parent-style-name="Standard">
      <style:text-properties officeooo:rsid="00414477" officeooo:paragraph-rsid="001bfea4"/>
    </style:style>
    <style:style style:name="P14" style:family="paragraph" style:parent-style-name="Standard">
      <style:text-properties officeooo:rsid="00417e49" officeooo:paragraph-rsid="001bfea4"/>
    </style:style>
    <style:style style:name="P15" style:family="paragraph" style:parent-style-name="Standard">
      <style:text-properties officeooo:rsid="0042569c" officeooo:paragraph-rsid="001bfea4"/>
    </style:style>
    <style:style style:name="P16" style:family="paragraph" style:parent-style-name="Heading_20_2">
      <style:paragraph-properties fo:text-align="center" style:justify-single-word="false"/>
      <style:text-properties officeooo:rsid="003a393c" officeooo:paragraph-rsid="001bfea4"/>
    </style:style>
    <style:style style:name="T1" style:family="text">
      <style:text-properties officeooo:rsid="0095a84b"/>
    </style:style>
    <style:style style:name="T2" style:family="text">
      <style:text-properties officeooo:rsid="02b79f51"/>
    </style:style>
    <style:style style:name="T3" style:family="text">
      <style:text-properties officeooo:rsid="0007ce53"/>
    </style:style>
    <style:style style:name="T4" style:family="text">
      <style:text-properties officeooo:rsid="004fc4f5"/>
    </style:style>
    <style:style style:name="T5" style:family="text">
      <style:text-properties officeooo:rsid="003e996e"/>
    </style:style>
    <style:style style:name="T6" style:family="text">
      <style:text-properties officeooo:rsid="02b94b6c"/>
    </style:style>
    <style:style style:name="T7" style:family="text">
      <style:text-properties officeooo:rsid="005ca9b9"/>
    </style:style>
    <style:style style:name="T8" style:family="text">
      <style:text-properties officeooo:rsid="003d6136"/>
    </style:style>
    <style:style style:name="T9" style:family="text">
      <style:text-properties officeooo:rsid="0091682f"/>
    </style:style>
    <style:style style:name="T10" style:family="text">
      <style:text-properties officeooo:rsid="02c3bf31"/>
    </style:style>
    <style:style style:name="T11" style:family="text">
      <style:text-properties officeooo:rsid="0045cbe0"/>
    </style:style>
    <style:style style:name="T12" style:family="text">
      <style:text-properties officeooo:rsid="00bed7cc"/>
    </style:style>
    <style:style style:name="T13" style:family="text">
      <style:text-properties officeooo:rsid="009654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/>
      <text:p text:style-name="P3"/>
      <text:p text:style-name="P3">Не знаю отчего, но в том своём нежном возрасте я был совершенно уверен, что сделаю что-то такое, из-за чего про меня будут писать книги.</text:p>
      <text:p text:style-name="P3">Однако, щёки обжигал стыд при мысли, что будущим писателям про моё детство придётся признать: даже будучи первоклассником я иногда писялся по ночам, хотя у папы <text:span text:style-name="T1">просто</text:span> зла не хватало, потому что в мои годы он уже не пудил в постель.</text:p>
      <text:p text:style-name="P3">Или о том ужасном случае, когда по дороге из школы у меня <text:span text:style-name="T2">нестерпимо</text:span> скрутило живот и я едва успел прибежать домой в туалет, но там, на полдороге, всё застопорилось — ни туда, ни сюда — сколько я ни тужился, покуда обеспокоенная моим воем бабка не ворвалась из кухни в туалет <text:s/>и, выхватив из мешочка на стене листок нарезанной газеты, выдрала у меня из попы колом застрявшую там какашку.</text:p>
      <text:p text:style-name="P3">Невозможно же писать про такое в книге!</text:p>
      <text:p text:style-name="P3"/>
      <text:p text:style-name="P4"><text:span text:style-name="T3">(...у</text:span>же совсем в другой — нынешней — жизни, моя теперешняя жена Сатэник ездила к гадалке в Шушу, <text:s/>когда наш сын Ашот убежал из местной армии из-за неуставного к нему отношения командира роты и методичных избиениях на гауптвахте.</text:p>
      <text:p text:style-name="P5">В год рождения Ашота СССР расползался по швам, казалось, что начинается новая жизнь и я втихаря надеялся — пока он вырастет армия станет контрактной. Чем чёрт не шутит?</text:p>
      <text:p text:style-name="P5">Не пошутил, зараза.</text:p>
      <text:p text:style-name="P4">Командир роты, по кличке Чана, взъелся на Ашота из-за <text:span text:style-name="T4">своей личной </text:span>обиды на несправедливое устройство жизни: его друзья-товарищи по карабахской войне нынче в генералы вышли, а он так и прозябает на передовой.</text:p>
      <text:p text:style-name="P4">Восемь дней Ашот пропадал неизвестно где, вот Сатэник и поехала <text:span text:style-name="T5">к</text:span> гадалк<text:span text:style-name="T5">е, и та</text:span> сказала, что всё будет хорошо.</text:p>
      <text:p text:style-name="P4">Так и вышло. Ашот пришёл домой. Мы отвезли его к месту службы и — после перевода в другой полк — он дослуживал на постах более жаркого района, но уже без сержантских лычек.</text:p>
      <text:p text:style-name="P4"/>
      <text:p text:style-name="P4">Так вот, по ходу гадания, в виде бонусной, <text:span text:style-name="T6">типа</text:span>, информации, <text:s/>гадалка говорила, будто бабка моя, на том свете, обо мне беспокоится и надо поставить ей свечку, а имя <text:span text:style-name="T6">у неё почти что </text:span><text:s/>Мария, но чуть-чуть по-другому.</text:p>
      <text:p text:style-name="P4">Я подивился точности экстрасенсорной угадки — «Марья» и «Марфа» и впрямь сходные имена двух сестёр из Евангелия. <text:span text:style-name="T7">Лео Таксиль говорит, что их и сам Иисус иногда путал.</text:span></text:p>
      <text:p text:style-name="P4"/>
      <text:p text:style-name="P4">Много позже, на девяносто восьмом году жизни, моя бабушка и сама начала забывать своё имя. В такие дни она обращалась за помощью к своей дочке:</text:p>
      <text:p text:style-name="P4">- Ляксандра, вот всё думаю: а меня как звать-та?</text:p>
      <text:p text:style-name="P4">Ну, а тётка Александра, тоже ещё тот подарочек, ей в ответ:</text:p>
      <text:p text:style-name="P4">- Ой, мамань! А я и сама-<text:span text:style-name="T6">то</text:span> не помню. Может — Анюта?</text:p>
      <text:p text:style-name="P4">- Не-е... По-другому как-то было …</text:p>
      <text:p text:style-name="P4">А через два дня на третий объявляла дочери:</text:p>
      <text:p text:style-name="P4">- <text:span text:style-name="T8">Вспомнила! Марфа я! Марфа!</text:span></text:p>
      <text:p text:style-name="P6">И как тут не запутаться гадалке?</text:p>
      <text:p text:style-name="P6">Но это я забежал вперёд, потому что в армии сначала должен буду служить я, а в этом письме к тебе у меня ещё и старшая группа детсада не закончилась.</text:p>
      <text:p text:style-name="P7">Так что, прекращаю <text:span text:style-name="T9">очередной </text:span>разлив «мыслию по древу» на тему младенческой мании величия и возвращаюсь в эпоху завершения <text:s/>детсадного формирования моей личности...<text:span text:style-name="T3">)</text:span></text:p>
      <text:p text:style-name="P2"/>
      <text:p text:style-name="P11">На дворе стоял 1961 год.</text:p>
      <text:p text:style-name="P11"><text:soft-page-break/>Чем он примечателен (помимо моего выпуска из старшей группы детского садика на Объекте)?</text:p>
      <text:p text:style-name="P11">Ну, во-первых, как ни переверни эту цифру, всё равно останется «1961».</text:p>
      <text:p text:style-name="P11">Кроме того, в апреле радио на стене набатным голосом Левитана объявило, что через час будет важное правительственное сообщение.</text:p>
      <text:p text:style-name="P11">Бабка вздыхала и украдкой крестилась, но когда в назначенный срок вся семья собралась в детской, Левитан ликующе оповестил о первом полёте человека в космос, в ходе которого Юрий Гагарин за 108 минут облетел земной шар и открыл новую эру в истории человечества.</text:p>
      <text:p text:style-name="P11">В Москве и других больших городах Советского Союза люди вышли на незапланированную демонстрацию прямо со своих рабочих мест — в халатах и спецовках, с самодельными плакатами «Мы — первые! Ура!»</text:p>
      <text:p text:style-name="P11">А на Объекте, в нашей детской, под бодрые марши из радио на стене, папа <text:span text:style-name="T10">нетерпеливо</text:span> об<text:span text:style-name="T11">ъ</text:span>яснял маме и бабушке:</text:p>
      <text:p text:style-name="P11">- <text:span text:style-name="T10">Ну, и ч</text:span>то непонятного? Посадили его на ракету, он и облетел.</text:p>
      <text:p text:style-name="P11"/>
      <text:p text:style-name="P11">Юрия Гагарина отдельным самолётом везли в Москву и по пути из лейтенантов произвели сразу в майоры.</text:p>
      <text:p text:style-name="P11">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.</text:p>
      <text:p text:style-name="P12">Шнурки его начищенных ботинок развязались и хлёскали по дорожке на каждый шаг, но он не сбился и в общем ликовании никто даже и не заметил.</text:p>
      <text:p text:style-name="P12"/>
      <text:p text:style-name="P8"><text:span text:style-name="T3">(...ч</text:span>ерез много лет, в несчётный раз просматривая кадры знакомой кинохроники, я вдруг заметил их, а до этого, как должно быть и все другие зрители, видел только лишь его лицо и то, как классно он идёт.</text:p>
      <text:p text:style-name="P8">Заметил ли он?</text:p>
      <text:p text:style-name="P8">Не знаю.</text:p>
      <text:p text:style-name="P8">Но дошёл отлично и, держа руку под козырёк фуражки, отрапортовал, что задание партии и правительства выполнено...<text:span text:style-name="T3">)</text:span></text:p>
      <text:p text:style-name="P8"/>
      <text:p text:style-name="P12">На Объекте, возле радио, я слабо представлял как можно облететь земной шар сидя на ракете, но раз папа говорит, значит так и есть.</text:p>
      <text:p text:style-name="P12">Ещё через месяц была денежная реформа и вместо широких и длинных бумажек деньги стали маленькими, но копейки не поменялись.</text:p>
      <text:p text:style-name="P12">Взрослые на кухне часто и громко обсуждали эту реформу.</text:p>
      <text:p text:style-name="P12">В попытке приобщиться к взрослому миру, я встал посреди кухни и сказал, что новые рублёвки совсем жёлтые и на них Ленин даже на Ленина не похож, а прям тебе чёрт какой-то.</text:p>
      <text:p text:style-name="P12">Папа, кратко взглянув на соседей, сказал мне не лезть в разговоры старших и отправляться в детскую.</text:p>
      <text:p text:style-name="P12">Я молча унёс обиду. Выходит, бабушке можно, а мне нет?..</text:p>
      <text:p text:style-name="P12"/>
      <text:p text:style-name="P12">Порой я слышал, как мама хвалит меня перед соседками:</text:p>
      <text:p text:style-name="P12">- Он иногда такие вопросы задаёт, что и меня в тупик ставит!</text:p>
      <text:p text:style-name="P13"><text:span text:style-name="T12">При таких её словах</text:span> у меня от гордости <text:span text:style-name="T12">начинало </text:span>пощипыва<text:span text:style-name="T12">ть</text:span> в носу, как от выпитого лимонада или ситро. </text:p>
      <text:p text:style-name="P13"/>
      <text:p text:style-name="P9">(...<text:span text:style-name="T12">н</text:span>е тут ли корни моей мегаломании?..)</text:p>
      <text:p text:style-name="P13"/>
      <text:p text:style-name="P13">Но этот случай стал для меня уроком: не плагиатничай у бабок, а умничай своим, если найдётся чем, конечно.</text:p>
      <text:p text:style-name="P13">И, кстати, о носе. </text:p>
      <text:p text:style-name="P13"><text:soft-page-break/>В других квартирах, ну, у соседей, например, или в отдельных домах, как у дяденьки Зацепина, <text:s/>всегда какой-то запах. Не то, чтоб неприятный, но есть. И у всех разный. Только у нас дома совсем никак не пах<text:span text:style-name="T6">нет</text:span>.</text:p>
      <text:p text:style-name="P13"/>
      <text:p text:style-name="P13">В то лето взрослые увлеклись волейболом. После работы и домашних дел мама одевала спортивный костюм и шла играть. <text:span text:style-name="T12">До волейбольной площадки рукой подать —</text:span> <text:span text:style-name="T6">она через дорогу</text:span>, рядом с Бугорком, похожим на холм из Русских былин.</text:p>
      <text:p text:style-name="P14">Игра <text:span text:style-name="T12">велась</text:span> «на вылет» и команды сменяли одна другую до ночной темноты, <text:span text:style-name="T12">вокруг</text:span> одино<text:span text:style-name="T12">кой лампы</text:span> на деревянном столбе. Игроки азартно кричали друг на друга, но с судьёй не <text:span text:style-name="T12">смели</text:span> спори<text:span text:style-name="T12">ть</text:span>, потому что он сидел высоко и у него был свисток.</text:p>
      <text:p text:style-name="P14">Зрители тоже сменялись — приходили и уходили, <text:s/>кричали, укомплектовывались в команды, били на себе комаров слет<text:span text:style-name="T12">а</text:span>вшихся зудящими тучами, <text:span text:style-name="T12">либо</text:span> обмахивались широколистыми ветками.</text:p>
      <text:p text:style-name="P15">И я там был, и тоже комаров кормил, но это не помнится, <text:s/>а помнится редкое ощущение общности, сопричастности: это мы,<text:span text:style-name="T6"> и мы</text:span> <text:span text:style-name="T13">все свои </text:span>— люди. Жалко, что кому-то уже пора уходить, <text:span text:style-name="T12">зато</text:span> вот ещё подходят. Наши. Мы.</text:p>
      <text:p text:style-name="P1"/>
      <text:p text:style-name="P10"><text:span text:style-name="T3">(...д</text:span>авно это было. Ещё до того, как телевизор и интернет рассовали нас по одиночкам...<text:span text:style-name="T3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31:36.286075226</meta:creation-date>
    <dc:date>2017-02-27T20:31:43.298676935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5" meta:word-count="1112" meta:character-count="6684" meta:non-whitespace-character-count="5603"/>
    <meta:generator>LibreOffice/4.3.3.2$Linux_x86 LibreOffice_project/430m0$Build-2</meta:generator>
  </office:meta>
</office:document-meta>
</file>